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E000002D079D2154A265F37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9.995cm" svg:height="10.233cm" svg:x="0.253cm" svg:y="0.249cm">
          <draw:image xlink:href="Pictures/100000010000083E000002D079D2154A265F378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0.5cm" fo:page-height="1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7:52:37.738928985</dc:date>
    <meta:editing-duration>PT18H42M38S</meta:editing-duration>
    <meta:editing-cycles>21</meta:editing-cycles>
    <meta:generator>LibreOffice/7.4.1.2$Linux_X86_64 LibreOffice_project/40$Build-2</meta:generator>
    <meta:document-statistic meta:object-count="1"/>
  </office:meta>
</office:document-meta>
</file>